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orphans="2" fo:widows="2">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style>
    <style:style style:name="P11" style:family="paragraph" style:parent-style-name="OOoTextBody" style:master-page-name="">
      <style:paragraph-properties loext:contextual-spacing="false" style:page-number="auto" fo:keep-with-next="always"/>
    </style:style>
    <style:style style:name="P12" style:family="paragraph" style:parent-style-name="OOoTableCaption" style:master-page-name="">
      <style:paragraph-properties style:page-number="auto" fo:keep-with-next="auto"/>
    </style:style>
    <style:style style:name="P13" style:family="paragraph" style:parent-style-name="OOoTextBody" style:master-page-name="">
      <style:paragraph-properties style:page-number="auto">
        <style:tab-stops>
          <style:tab-stop style:position="2.3626in"/>
        </style:tab-stops>
      </style:paragraph-properties>
    </style:style>
    <style:style style:name="P14" style:family="paragraph" style:parent-style-name="OOoTextBody">
      <style:paragraph-properties loext:contextual-spacing="false"/>
    </style:style>
    <style:style style:name="P15" style:family="paragraph" style:parent-style-name="Table">
      <style:paragraph-properties fo:keep-with-next="always"/>
    </style:style>
    <style:style style:name="P16" style:family="paragraph" style:parent-style-name="OOoTextBody">
      <style:paragraph-properties fo:margin-top="0in" fo:margin-bottom="0.0591in"/>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
      <style:paragraph-properties style:page-number="auto"/>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ToCHead" style:master-page-name="OOoFrontMatter">
      <style:paragraph-properties style:page-number="auto"/>
    </style:style>
    <style:style style:name="P25" style:family="paragraph" style:parent-style-name="OOoNewChapter" style:master-page-name="OOoFirstPage">
      <style:paragraph-properties style:page-number="auto"/>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1pt" fo:font-weight="bold" style:font-weight-asian="bold" style:font-weight-complex="bold"/>
    </style:style>
    <style:style style:name="T12" style:family="text">
      <style:text-properties style:font-name="Times New Roman1" fo:font-size="12pt"/>
    </style:style>
    <style:style style:name="T13" style:family="text">
      <style:text-properties style:font-name="Times New Roman1" fo:font-size="12pt" style:letter-kerning="true"/>
    </style:style>
    <style:style style:name="T14" style:family="text">
      <style:text-properties style:font-name="DejaVu Sans4"/>
    </style:style>
    <style:style style:name="T15" style:family="text">
      <style:text-properties style:font-name="Times New Roman"/>
    </style:style>
    <style:style style:name="T16" style:family="text">
      <style:text-properties fo:font-style="normal" style:font-style-asian="normal" style:font-style-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erif" fo:font-size="11pt" fo:language="en" fo:country="US"/>
    </style:style>
    <style:style style:name="T22" style:family="text">
      <style:text-properties style:font-weight-asian="bold" style:font-weight-complex="bold"/>
    </style:style>
    <style:style style:name="T2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4" style:family="text">
      <style:text-properties style:font-name="DejaVu Sans1" fo:font-size="11pt" fo:language="en" fo:country="US" style:letter-kerning="true"/>
    </style:style>
    <style:style style:name="T25" style:family="text">
      <style:text-properties style:font-size-asian="11pt"/>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88909512" text:id="ct288909512">
          <text:insertion>
            <office:change-info>
              <dc:creator>f c</dc:creator>
              <dc:date>2023-06-03T16:38:00</dc:date>
            </office:change-info>
          </text:insertion>
        </text:changed-region>
        <text:changed-region xml:id="ct288907848" text:id="ct288907848">
          <text:insertion>
            <office:change-info>
              <dc:creator>f c</dc:creator>
              <dc:date>2023-06-03T16:38:00</dc:date>
            </office:change-info>
          </text:insertion>
        </text:changed-region>
        <text:changed-region xml:id="ct288908472" text:id="ct288908472">
          <text:insertion>
            <office:change-info>
              <dc:creator>f c</dc:creator>
              <dc:date>2023-06-03T16:38:00</dc:date>
            </office:change-info>
          </text:insertion>
        </text:changed-region>
        <text:changed-region xml:id="ct288907536" text:id="ct288907536">
          <text:insertion>
            <office:change-info>
              <dc:creator>f c</dc:creator>
              <dc:date>2023-06-04T15:20:00</dc:date>
            </office:change-info>
          </text:insertion>
        </text:changed-region>
        <text:changed-region xml:id="ct288907640" text:id="ct288907640">
          <text:format-change>
            <office:change-info>
              <dc:creator>f c</dc:creator>
              <dc:date>2023-06-04T15:29:00</dc:date>
            </office:change-info>
          </text:format-change>
        </text:changed-region>
        <text:changed-region xml:id="ct288909616" text:id="ct288909616">
          <text:format-change>
            <office:change-info>
              <dc:creator>f c</dc:creator>
              <dc:date>2023-06-04T15:29:00</dc:date>
            </office:change-info>
          </text:format-change>
        </text:changed-region>
        <text:changed-region xml:id="ct288906912" text:id="ct288906912">
          <text:format-change>
            <office:change-info>
              <dc:creator>f c</dc:creator>
              <dc:date>2023-06-04T15:29:00</dc:date>
            </office:change-info>
          </text:format-change>
        </text:changed-region>
        <text:changed-region xml:id="ct288909720" text:id="ct288909720">
          <text:format-change>
            <office:change-info>
              <dc:creator>f c</dc:creator>
              <dc:date>2023-06-04T15:29:00</dc:date>
            </office:change-info>
          </text:format-change>
        </text:changed-region>
        <text:changed-region xml:id="ct288909824" text:id="ct288909824">
          <text:format-change>
            <office:change-info>
              <dc:creator>f c</dc:creator>
              <dc:date>2023-06-04T15:30:00</dc:date>
            </office:change-info>
          </text:format-change>
        </text:changed-region>
        <text:changed-region xml:id="ct288909928" text:id="ct288909928">
          <text:format-change>
            <office:change-info>
              <dc:creator>f c</dc:creator>
              <dc:date>2023-06-04T15:30:00</dc:date>
            </office:change-info>
          </text:format-change>
        </text:changed-region>
        <text:changed-region xml:id="ct288910032" text:id="ct288910032">
          <text:format-change>
            <office:change-info>
              <dc:creator>f c</dc:creator>
              <dc:date>2023-06-04T15:30:00</dc:date>
            </office:change-info>
          </text:format-change>
        </text:changed-region>
        <text:changed-region xml:id="ct288907016" text:id="ct288907016">
          <text:format-change>
            <office:change-info>
              <dc:creator>f c</dc:creator>
              <dc:date>2023-06-04T15:30:00</dc:date>
            </office:change-info>
          </text:format-change>
        </text:changed-region>
        <text:changed-region xml:id="ct288906808" text:id="ct288906808">
          <text:format-change>
            <office:change-info>
              <dc:creator>f c</dc:creator>
              <dc:date>2023-06-04T15:30:00</dc:date>
            </office:change-info>
          </text:format-change>
        </text:changed-region>
        <text:changed-region xml:id="ct288907744" text:id="ct288907744">
          <text:deletion>
            <office:change-info>
              <dc:creator>f c</dc:creator>
              <dc:date>2023-06-04T15:43:00</dc:date>
            </office:change-info>
            <text:p text:style-name="OOoTableText">is </text:p>
          </text:deletion>
        </text:changed-region>
        <text:changed-region xml:id="ct288907120" text:id="ct288907120">
          <text:insertion>
            <office:change-info>
              <dc:creator>f c</dc:creator>
              <dc:date>2023-06-05T13:05:00</dc:date>
            </office:change-info>
          </text:insertion>
        </text:changed-region>
        <text:changed-region xml:id="ct288907952" text:id="ct288907952">
          <text:deletion>
            <office:change-info>
              <dc:creator>f c</dc:creator>
              <dc:date>2023-06-05T13:14:00</dc:date>
            </office:change-info>
            <text:p text:style-name="OOoTableText"><text:span text:style-name="OOoMenuPath">start</text:span></text:p>
          </text:deletion>
        </text:changed-region>
        <text:changed-region xml:id="ct288908056" text:id="ct288908056">
          <text:insertion>
            <office:change-info>
              <dc:creator>f c</dc:creator>
              <dc:date>2023-06-05T13:14:00</dc:date>
            </office:change-info>
          </text:insertion>
        </text:changed-region>
        <text:changed-region xml:id="ct288908160" text:id="ct288908160">
          <text:deletion>
            <office:change-info>
              <dc:creator>f c</dc:creator>
              <dc:date>2023-06-05T13:14:00</dc:date>
            </office:change-info>
            <text:p text:style-name="OOoTableText"><text:span text:style-name="OOoMenuPath">end</text:span></text:p>
          </text:deletion>
        </text:changed-region>
        <text:changed-region xml:id="ct288910448" text:id="ct288910448">
          <text:insertion>
            <office:change-info>
              <dc:creator>f c</dc:creator>
              <dc:date>2023-06-05T13:14:00</dc:date>
            </office:change-info>
          </text:insertion>
        </text:changed-region>
        <text:changed-region xml:id="ct288910552" text:id="ct288910552">
          <text:insertion>
            <office:change-info>
              <dc:creator>f c</dc:creator>
              <dc:date>2023-06-05T13:19:00</dc:date>
            </office:change-info>
          </text:insertion>
        </text:changed-region>
        <text:changed-region xml:id="ct288910136" text:id="ct288910136">
          <text:deletion>
            <office:change-info>
              <dc:creator>f c</dc:creator>
              <dc:date>2023-06-05T13:25:00</dc:date>
            </office:change-info>
            <text:p text:style-name="OOoTableText">The </text:p>
          </text:deletion>
        </text:changed-region>
        <text:changed-region xml:id="ct288910656" text:id="ct288910656">
          <text:deletion>
            <office:change-info>
              <dc:creator>f c</dc:creator>
              <dc:date>2023-06-05T13:37:00</dc:date>
            </office:change-info>
            <text:p text:style-name="OOoTableText">are from the example </text:p>
          </text:deletion>
        </text:changed-region>
        <text:changed-region xml:id="ct288910760" text:id="ct288910760">
          <text:insertion>
            <office:change-info>
              <dc:creator>f c</dc:creator>
              <dc:date>2023-06-05T13:49:00</dc:date>
            </office:change-info>
          </text:insertion>
        </text:changed-region>
        <text:changed-region xml:id="ct288910240" text:id="ct288910240">
          <text:deletion>
            <office:change-info>
              <dc:creator>f c</dc:creator>
              <dc:date>2023-06-05T13:49:00</dc:date>
            </office:change-info>
            <text:p text:style-name="OOoTableText">row</text:p>
          </text:deletion>
        </text:changed-region>
        <text:changed-region xml:id="ct288910344" text:id="ct288910344">
          <text:format-change>
            <office:change-info>
              <dc:creator>f c</dc:creator>
              <dc:date>2023-06-05T13:50:00</dc:date>
            </office:change-info>
          </text:format-change>
        </text:changed-region>
        <text:changed-region xml:id="ct288019448" text:id="ct288019448">
          <text:format-change>
            <office:change-info>
              <dc:creator>f c</dc:creator>
              <dc:date>2023-06-05T13:50:00</dc:date>
            </office:change-info>
          </text:format-change>
        </text:changed-region>
        <text:changed-region xml:id="ct288016016" text:id="ct288016016">
          <text:format-change>
            <office:change-info>
              <dc:creator>f c</dc:creator>
              <dc:date>2023-06-05T13:50:00</dc:date>
            </office:change-info>
          </text:format-change>
        </text:changed-region>
        <text:changed-region xml:id="ct288015808" text:id="ct288015808">
          <text:format-change>
            <office:change-info>
              <dc:creator>f c</dc:creator>
              <dc:date>2023-06-05T13:50:00</dc:date>
            </office:change-info>
          </text:format-change>
        </text:changed-region>
        <text:changed-region xml:id="ct288016848" text:id="ct288016848">
          <text:deletion>
            <office:change-info>
              <dc:creator>f c</dc:creator>
              <dc:date>2023-06-05T13:51:00</dc:date>
            </office:change-info>
            <text:p text:style-name="OOoTableText"><text:s/>are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5"><draw:frame draw:style-name="fr1" draw:name="graphics3" text:anchor-type="paragraph" svg:x="0in" svg:y="0.0354in" svg:width="3.4291in" svg:height="1.0543in" draw:z-index="0"><draw:image xlink:href="../../../../../../../Pictures/Mijn%20afbeeldingen/AOO_40/AOO_4+%20nieuw/aoo4_1-main-tm-logo-rgb.png" xlink:type="simple" xlink:show="embed" xlink:actuate="onLoad"/></draw:frame></text:p>
      <text:p text:style-name="OOoGuideName"/>
      <text:p text:style-name="OOoGuideName">Calc Guide<text:hidden-paragraph text:condition="ooow:MD!=0"/><office:annotation><dc:creator>f c</dc:creator><dc:date>2021-06-14T11:04:20.44</dc:date><text:p text:style-name="P26"><text:span text:style-name="T26">Update graphic.</text:span></text:p></office:annotation><office:annotation><dc:creator>Dick Groskamp</dc:creator><dc:date>2022-02-23T17:06:47.47</dc:date><text:p text:style-name="P26"><text:span text:style-name="T27">Beantwoorden aan f c (14-06-2021, 11:04): "..."</text:span></text:p><text:p><text:span text:style-name="T28">Done</text:span></text:p></office:annotation></text:p>
      <text:h text:style-name="OOoHeading_20_0" text:outline-level="1"><text:bookmark-start text:name="__RefHeading__59566_1689385743"/>Appendix <text:span text:style-name="OOoChapterNumber">B</text:span><text:line-break/> <text:s/>Description of Functions<text:bookmark-end text:name="__RefHeading__59566_1689385743"/></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3">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11:04:40.47</dc:date><text:p text:style-name="P26"><text:span text:style-name="T26">Update page down to here</text:span></text:p></office:annotation></text:p>
        <text:h text:style-name="P21" text:outline-level="2"><text:bookmark-start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5"><text:span text:style-name="OOoMenuPath"><text:span text:style-name="T20">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6">Right-click</text:p>
            </table:table-cell>
            <table:table-cell table:style-name="Table15.A2" office:value-type="string">
              <text:p text:style-name="P6">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6">Ctrl (Control)</text:p>
            </table:table-cell>
            <table:table-cell table:style-name="Table15.A2" office:value-type="string">
              <text:p text:style-name="OOoTableText"><text:span text:style-name="T18">z</text:span> <text:span text:style-name="T19">(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6">F5</text:p>
            </table:table-cell>
            <table:table-cell table:style-name="Table15.A2" office:value-type="string">
              <text:p text:style-name="P6">Shift+<text:span text:style-name="T18">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6">F11</text:p>
            </table:table-cell>
            <table:table-cell table:style-name="Table15.A6" office:value-type="string">
              <text:p text:style-name="P7"><text:span text:style-name="T17">z</text:span>+<text:span text:style-name="T19">T</text:span></text:p>
            </table:table-cell>
            <table:table-cell table:style-name="Table15.C6"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9566_1689385743" text:style-name="Internet_20_link" text:visited-style-name="Internet_20_link">Appendix B<text:line-break/> <text:s/>Description of Functions<text:tab/>1</text:a></text:p>
            <text:p text:style-name="P20"><text:a xlink:type="simple" xlink:href="#__RefHeading__6916_1924864864" text:style-name="Internet_20_link" text:visited-style-name="Internet_20_link">Copyright<text:tab/>2</text:a></text:p>
            <text:p text:style-name="P20"><text:a xlink:type="simple" xlink:href="#__RefHeading__8969_637076582" text:style-name="Internet_20_link" text:visited-style-name="Internet_20_link">Note for Mac users<text:tab/>2</text:a></text:p>
            <text:p text:style-name="P20"><text:a xlink:type="simple" xlink:href="#__RefHeading__6918_1924864864" text:style-name="Internet_20_link" text:visited-style-name="Internet_20_link">Functions available in Calc<text:tab/>4</text:a></text:p>
            <text:p text:style-name="P18"><text:a xlink:type="simple" xlink:href="#__RefHeading__6920_1924864864" text:style-name="Internet_20_link" text:visited-style-name="Internet_20_link">Terminology: numbers and arguments<text:tab/>4</text:a></text:p>
            <text:p text:style-name="P20"><text:a xlink:type="simple" xlink:href="#__RefHeading__6922_1924864864" text:style-name="Internet_20_link" text:visited-style-name="Internet_20_link">Mathematical functions<text:tab/>4</text:a></text:p>
            <text:p text:style-name="P20"><text:a xlink:type="simple" xlink:href="#__RefHeading__6924_1924864864" text:style-name="Internet_20_link" text:visited-style-name="Internet_20_link">Financial analysis functions<text:tab/>10</text:a></text:p>
            <text:p text:style-name="P18"><text:a xlink:type="simple" xlink:href="#__RefHeading__6926_1924864864" text:style-name="Internet_20_link" text:visited-style-name="Internet_20_link">A note about dates<text:tab/>10</text:a></text:p>
            <text:p text:style-name="P18"><text:a xlink:type="simple" xlink:href="#__RefHeading__6928_1924864864" text:style-name="Internet_20_link" text:visited-style-name="Internet_20_link">A note about interest rates<text:tab/>10</text:a></text:p>
            <text:p text:style-name="P20"><text:a xlink:type="simple" xlink:href="#__RefHeading__6930_1924864864" text:style-name="Internet_20_link" text:visited-style-name="Internet_20_link">Statistical analysis functions<text:tab/>22</text:a></text:p>
            <text:p text:style-name="P20"><text:a xlink:type="simple" xlink:href="#__RefHeading__6932_1924864864" text:style-name="Internet_20_link" text:visited-style-name="Internet_20_link">Date and time functions<text:tab/>31</text:a></text:p>
            <text:p text:style-name="P20"><text:a xlink:type="simple" xlink:href="#__RefHeading__6934_1924864864" text:style-name="Internet_20_link" text:visited-style-name="Internet_20_link">Logical functions<text:tab/>33</text:a></text:p>
            <text:p text:style-name="P20"><text:a xlink:type="simple" xlink:href="#__RefHeading__6936_1924864864" text:style-name="Internet_20_link" text:visited-style-name="Internet_20_link">Informational functions<text:tab/>34</text:a></text:p>
            <text:p text:style-name="P20"><text:a xlink:type="simple" xlink:href="#__RefHeading__6938_1924864864" text:style-name="Internet_20_link" text:visited-style-name="Internet_20_link">Database functions<text:tab/>36</text:a></text:p>
            <text:p text:style-name="P20"><text:a xlink:type="simple" xlink:href="#__RefHeading__6940_1924864864" text:style-name="Internet_20_link" text:visited-style-name="Internet_20_link">Array functions<text:tab/>38</text:a></text:p>
            <text:p text:style-name="P20"><text:a xlink:type="simple" xlink:href="#__RefHeading__6942_1924864864" text:style-name="Internet_20_link" text:visited-style-name="Internet_20_link">Spreadsheet functions<text:tab/>39</text:a></text:p>
            <text:p text:style-name="P20"><text:a xlink:type="simple" xlink:href="#__RefHeading__6944_1924864864" text:style-name="Internet_20_link" text:visited-style-name="Internet_20_link">Text functions<text:tab/>44</text:a></text:p>
            <text:p text:style-name="P20"><text:a xlink:type="simple" xlink:href="#__RefHeading__8971_637076582" text:style-name="Internet_20_link" text:visited-style-name="Internet_20_link">Converting Decimal, Binary, Octal, Hexadecimal<text:tab/>48</text:a></text:p>
            <text:p text:style-name="P20"><text:a xlink:type="simple" xlink:href="#__RefHeading__59568_1689385743" text:style-name="Internet_20_link" text:visited-style-name="Internet_20_link">Complex Number functions<text:tab/>49</text:a></text:p>
          </text:index-body>
        </text:table-of-content>
        <text:p text:style-name="OOoTextBody"/>
      </text:section>
      <text:h text:style-name="P23" text:outline-level="2"><text:bookmark-start text:name="__RefHeading__6918_1924864864"/>Functions available in Calc<text:bookmark-end text:name="__RefHeading__6918_1924864864"/></text:h>
      <text:p text:style-name="P14"><text:span text:style-name="T3">Calc provides all of the commonly used functions </text:span><text:span text:style-name="T6">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8">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7"> are provided for compatibility with </text:span><text:span text:style-name="T3">Microsoft Excel functions.</text:span><text:span text:style-name="T4"> </text:span><text:span text:style-name="T3">They </text:span><text:span text:style-name="T7">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numbers and <text:alphabetical-index-mark-start text:id="IMark161279640"/><text:alphabetical-index-mark-start text:id="IMark161279688" text:key1="functions"/>arguments<text:bookmark-end text:name="__RefHeading__6920_1924864864"/><text:alphabetical-index-mark-end text:id="IMark161279688"/><text:alphabetical-index-mark-end text:id="IMark161279640"/></text:h>
      <text:p text:style-name="OOoTextBody">Some of the descriptions in this appendix define limitations on the number of values or arguments that can be passed to the function. Specifically, functions that refer to the following arguments may lead to confusion.</text:p>
      <text:list xml:id="list8527599348907437674"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4"><text:span text:style-name="T9">BESSELI</text:span>(x; n)</text:p>
          </table:table-cell>
          <table:table-cell table:style-name="Mathematicalfunctions.B12" office:value-type="string">
            <text:p text:style-name="P4">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4"><text:span text:style-name="T9">BESSELK</text:span>(x; n)</text:p>
          </table:table-cell>
          <table:table-cell table:style-name="Mathematicalfunctions.B12" office:value-type="string">
            <text:p text:style-name="P4">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2">text</text:span></text:span> arguments must be within quotes.</text:p>
          </table:table-cell>
        </table:table-row>
        <table:table-row table:style-name="Mathematicalfunctions.2">
          <table:table-cell table:style-name="Mathematicalfunctions.A12" office:value-type="string">
            <text:p text:style-name="P4">CONVERT_ADD(number; from_unit; to_unit)</text:p>
          </table:table-cell>
          <table:table-cell table:style-name="Mathematicalfunctions.B12" office:value-type="string">
            <text:p text:style-name="P4">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4">COS(number)</text:p>
          </table:table-cell>
          <table:table-cell table:style-name="Mathematicalfunctions.B12" office:value-type="string">
            <text:p text:style-name="P4">Returns the cosine of the given <text:span text:style-name="OOoMenuPath">number</text:span> (angle in radians).</text:p>
          </table:table-cell>
        </table:table-row>
        <table:table-row table:style-name="Mathematicalfunctions.2">
          <table:table-cell table:style-name="Mathematicalfunctions.A12" office:value-type="string">
            <text:p text:style-name="P4"><text:span text:style-name="T9">COSH</text:span>(number)</text:p>
          </table:table-cell>
          <table:table-cell table:style-name="Mathematicalfunctions.B12" office:value-type="string">
            <text:p text:style-name="P4">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4">COT(number)</text:p>
          </table:table-cell>
          <table:table-cell table:style-name="Mathematicalfunctions.B12" office:value-type="string">
            <text:p text:style-name="P4">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4"><text:span text:style-name="T9">COTH</text:span>(number)</text:p>
          </table:table-cell>
          <table:table-cell table:style-name="Mathematicalfunctions.B12" office:value-type="string">
            <text:p text:style-name="P4">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4"><text:span text:style-name="T9">COUNTBLANK</text:span>(range)</text:p>
          </table:table-cell>
          <table:table-cell table:style-name="Mathematicalfunctions.B12" office:value-type="string">
            <text:p text:style-name="P4">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4"><text:span text:style-name="T9">COUNTIF</text:span>(range; criteria)</text:p>
          </table:table-cell>
          <table:table-cell table:style-name="Mathematicalfunctions.B12" office:value-type="string">
            <text:p text:style-name="P4">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4">COUNTIFS(range 1; criteria 1; range 2; criteria 2;…)</text:p>
          </table:table-cell>
          <table:table-cell table:style-name="Mathematicalfunctions.B12" office:value-type="string">
            <text:p text:style-name="P4">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4">DEGREES(number)</text:p>
          </table:table-cell>
          <table:table-cell table:style-name="Mathematicalfunctions.B12" office:value-type="string">
            <text:p text:style-name="P4">Converts the given <text:span text:style-name="OOoMenuPath">number</text:span> in radians to degrees.</text:p>
          </table:table-cell>
        </table:table-row>
        <table:table-row table:style-name="Mathematicalfunctions.1">
          <table:table-cell table:style-name="Mathematicalfunctions.A12" office:value-type="string">
            <text:p text:style-name="P4">DELTA(number_1; number_2)</text:p>
          </table:table-cell>
          <table:table-cell table:style-name="Mathematicalfunctions.B12" office:value-type="string">
            <text:p text:style-name="P4">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4"><text:span text:style-name="T9">ERF</text:span>(lower_limit; upper_limit)</text:p>
          </table:table-cell>
          <table:table-cell table:style-name="Mathematicalfunctions.B12" office:value-type="string">
            <text:p text:style-name="P4">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4"><text:span text:style-name="T9">ERFC</text:span>(lower_limit)</text:p>
          </table:table-cell>
          <table:table-cell table:style-name="Mathematicalfunctions.B12" office:value-type="string">
            <text:p text:style-name="P4">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4">EVEN(number)</text:p>
          </table:table-cell>
          <table:table-cell table:style-name="Mathematicalfunctions.B12" office:value-type="string">
            <text:p text:style-name="P4">Rounds the given <text:span text:style-name="OOoMenuPath">number</text:span> up to the nearest even integer.</text:p>
          </table:table-cell>
        </table:table-row>
        <table:table-row table:style-name="Mathematicalfunctions.1">
          <table:table-cell table:style-name="Mathematicalfunctions.A12" office:value-type="string">
            <text:p text:style-name="P4">EXP(number)</text:p>
          </table:table-cell>
          <table:table-cell table:style-name="Mathematicalfunctions.B12" office:value-type="string">
            <text:p text:style-name="P4">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4">FACT(number)</text:p>
          </table:table-cell>
          <table:table-cell table:style-name="Mathematicalfunctions.B12" office:value-type="string">
            <text:p text:style-name="P4">Returns the factorial of the given <text:span text:style-name="OOoMenuPath">number</text:span>.</text:p>
          </table:table-cell>
        </table:table-row>
        <table:table-row table:style-name="Mathematicalfunctions.1">
          <table:table-cell table:style-name="Mathematicalfunctions.A12" office:value-type="string">
            <text:p text:style-name="P4"><text:span text:style-name="T9">FACTDOUBLE</text:span>(number)</text:p>
          </table:table-cell>
          <table:table-cell table:style-name="Mathematicalfunctions.B12" office:value-type="string">
            <text:p text:style-name="P4">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4">FLOOR(number; significance; mode)</text:p>
          </table:table-cell>
          <table:table-cell table:style-name="Mathematicalfunctions.B12" office:value-type="string">
            <text:p text:style-name="P4">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4"><text:span text:style-name="T9">GCD</text:span>(numbers)</text:p>
          </table:table-cell>
          <table:table-cell table:style-name="Mathematicalfunctions.B12" office:value-type="string">
            <text:p text:style-name="P4">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4">GCD_ADD(numbers)</text:p>
          </table:table-cell>
          <table:table-cell table:style-name="Mathematicalfunctions.B12" office:value-type="string">
            <text:p text:style-name="P4">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4">INT(number)</text:p>
          </table:table-cell>
          <table:table-cell table:style-name="Mathematicalfunctions.B12" office:value-type="string">
            <text:p text:style-name="P4">Rounds the given <text:span text:style-name="OOoMenuPath">number</text:span> down to the nearest integer.</text:p>
          </table:table-cell>
        </table:table-row>
        <table:table-row table:style-name="Mathematicalfunctions.1">
          <table:table-cell table:style-name="Mathematicalfunctions.A12" office:value-type="string">
            <text:p text:style-name="P4"><text:span text:style-name="T9">ISEVEN</text:span>(value)</text:p>
          </table:table-cell>
          <table:table-cell table:style-name="Mathematicalfunctions.B12" office:value-type="string">
            <text:p text:style-name="P4">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4"><text:span text:style-name="T9">ISODD</text:span>(value)</text:p>
          </table:table-cell>
          <table:table-cell table:style-name="Mathematicalfunctions.B12" office:value-type="string">
            <text:p text:style-name="P4">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4">LCM(integer_1; integer_2; ... integer_30)</text:p>
          </table:table-cell>
          <table:table-cell table:style-name="Mathematicalfunctions.B12" office:value-type="string">
            <text:p text:style-name="P4">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4">LCM_ADD(numbers)</text:p>
          </table:table-cell>
          <table:table-cell table:style-name="Mathematicalfunctions.B12" office:value-type="string">
            <text:p text:style-name="P4"><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4"><text:span text:style-name="T9">LN</text:span>(number)</text:p>
          </table:table-cell>
          <table:table-cell table:style-name="Mathematicalfunctions.B12" office:value-type="string">
            <text:p text:style-name="P4">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4">LOG(number; base)</text:p>
          </table:table-cell>
          <table:table-cell table:style-name="Mathematicalfunctions.B12" office:value-type="string">
            <text:p text:style-name="P4">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4">LOG10(number)</text:p>
          </table:table-cell>
          <table:table-cell table:style-name="Mathematicalfunctions.B12" office:value-type="string">
            <text:p text:style-name="P4">Returns the base-10 logarithm of the given <text:span text:style-name="OOoMenuPath">number</text:span>.</text:p>
          </table:table-cell>
        </table:table-row>
        <table:table-row table:style-name="Mathematicalfunctions.2">
          <table:table-cell table:style-name="Mathematicalfunctions.A12" office:value-type="string">
            <text:p text:style-name="P4">MOD(dividend; divisor)</text:p>
          </table:table-cell>
          <table:table-cell table:style-name="Mathematicalfunctions.B12" office:value-type="string">
            <text:p text:style-name="P4">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4"><text:span text:style-name="T9">MROUND</text:span>(number; multiple)</text:p>
          </table:table-cell>
          <table:table-cell table:style-name="Mathematicalfunctions.B12" office:value-type="string">
            <text:p text:style-name="P4">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4">MULTINOMIAL (number(s))</text:p>
          </table:table-cell>
          <table:table-cell table:style-name="Mathematicalfunctions.B12" office:value-type="string">
            <text:p text:style-name="P4">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4">ODD(number)</text:p>
          </table:table-cell>
          <table:table-cell table:style-name="Mathematicalfunctions.B12" office:value-type="string">
            <text:p text:style-name="P4">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4">PI()</text:p>
          </table:table-cell>
          <table:table-cell table:style-name="Mathematicalfunctions.B12" office:value-type="string">
            <text:p text:style-name="P4">Returns the value of PI to fourteen decimal places.</text:p>
          </table:table-cell>
        </table:table-row>
        <table:table-row table:style-name="Mathematicalfunctions.1">
          <table:table-cell table:style-name="Mathematicalfunctions.A12" office:value-type="string">
            <text:p text:style-name="P4">POWER(base; power) </text:p>
          </table:table-cell>
          <table:table-cell table:style-name="Mathematicalfunctions.B12" office:value-type="string">
            <text:p text:style-name="P4">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4">PRODUCT(number 1 to 30)</text:p>
          </table:table-cell>
          <table:table-cell table:style-name="Mathematicalfunctions.B12" office:value-type="string">
            <text:p text:style-name="P4">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4">QUOTIENT(numerator; denominator)</text:p>
          </table:table-cell>
          <table:table-cell table:style-name="Mathematicalfunctions.B12" office:value-type="string">
            <text:p text:style-name="P4">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4">RADIANS(number)</text:p>
          </table:table-cell>
          <table:table-cell table:style-name="Mathematicalfunctions.B12" office:value-type="string">
            <text:p text:style-name="P4">Converts the given <text:span text:style-name="OOoMenuPath">number</text:span> in degrees to radians.</text:p>
          </table:table-cell>
        </table:table-row>
        <table:table-row table:style-name="Mathematicalfunctions.1">
          <table:table-cell table:style-name="Mathematicalfunctions.A12" office:value-type="string">
            <text:p text:style-name="P4">RAND()</text:p>
          </table:table-cell>
          <table:table-cell table:style-name="Mathematicalfunctions.B12" office:value-type="string">
            <text:p text:style-name="P4">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4"><text:span text:style-name="T9">RANDBETWEEN </text:span>(bottom; top)</text:p>
          </table:table-cell>
          <table:table-cell table:style-name="Mathematicalfunctions.B12" office:value-type="string">
            <text:p text:style-name="P4">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4">ROUND(number; count)</text:p>
          </table:table-cell>
          <table:table-cell table:style-name="Mathematicalfunctions.B12" office:value-type="string">
            <text:p text:style-name="P4">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288909512"/>0<text:change-end text:change-id="ct288909512"/>, etc..</text:p>
          </table:table-cell>
        </table:table-row>
        <table:table-row table:style-name="Mathematicalfunctions.2">
          <table:table-cell table:style-name="Mathematicalfunctions.A12" office:value-type="string">
            <text:p text:style-name="P4"><text:span text:style-name="T9">ROUNDDOWN</text:span>(number; count)</text:p>
          </table:table-cell>
          <table:table-cell table:style-name="Mathematicalfunctions.B12" office:value-type="string">
            <text:p text:style-name="P4">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288907848"/>0<text:change-end text:change-id="ct288907848"/>, etc.. </text:p>
          </table:table-cell>
        </table:table-row>
        <table:table-row table:style-name="Mathematicalfunctions.1">
          <table:table-cell table:style-name="Mathematicalfunctions.A12" office:value-type="string">
            <text:p text:style-name="P4">ROUNDUP(number; count)</text:p>
          </table:table-cell>
          <table:table-cell table:style-name="Mathematicalfunctions.B12" office:value-type="string">
            <text:p text:style-name="P4">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288908472"/>0<text:change-end text:change-id="ct288908472"/>, etc.. </text:p>
          </table:table-cell>
        </table:table-row>
        <table:table-row table:style-name="Mathematicalfunctions.2">
          <table:table-cell table:style-name="Mathematicalfunctions.A12" office:value-type="string">
            <text:p text:style-name="P4"><text:span text:style-name="T9">SERIESSUM</text:span>(x; n; m; coefficients)</text:p>
          </table:table-cell>
          <table:table-cell table:style-name="Mathematicalfunctions.B12" office:value-type="string">
            <text:p text:style-name="P4">Returns a sum of powers of the number x in accordance with the following formula:</text:p>
            <text:p text:style-name="P4">SERIESSUM(x;n;m;coefficients) = coefficient_1*x^n + coefficient_2*x^(n+m) + coefficient_3*x^(n+2m) +...+ coefficient_i*x^(n+(i-1)m).</text:p>
            <text:p text:style-name="P4"><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4">SIGN(number)</text:p>
          </table:table-cell>
          <table:table-cell table:style-name="Mathematicalfunctions.B12" office:value-type="string">
            <text:p text:style-name="P4">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4">SIN(number)</text:p>
          </table:table-cell>
          <table:table-cell table:style-name="Mathematicalfunctions.B12" office:value-type="string">
            <text:p text:style-name="P4">Returns the sine of the given <text:span text:style-name="OOoMenuPath">number</text:span> (angle in radians).</text:p>
          </table:table-cell>
        </table:table-row>
        <table:table-row table:style-name="Mathematicalfunctions.1">
          <table:table-cell table:style-name="Mathematicalfunctions.A12" office:value-type="string">
            <text:p text:style-name="P4"><text:span text:style-name="T9">SINH</text:span>(number)</text:p>
          </table:table-cell>
          <table:table-cell table:style-name="Mathematicalfunctions.B12" office:value-type="string">
            <text:p text:style-name="P4">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4">SQRT(number)</text:p>
          </table:table-cell>
          <table:table-cell table:style-name="Mathematicalfunctions.B12" office:value-type="string">
            <text:p text:style-name="P4">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4"><text:span text:style-name="T9">SQRTPI</text:span>(number)</text:p>
          </table:table-cell>
          <table:table-cell table:style-name="Mathematicalfunctions.B12" office:value-type="string">
            <text:p text:style-name="P4">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4">SUBTOTAL(function; range)</text:p>
          </table:table-cell>
          <table:table-cell table:style-name="Mathematicalfunctions.B12" office:value-type="string">
            <text:p text:style-name="P4">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4">SUM(number_1; number_2; … number_30)</text:p>
          </table:table-cell>
          <table:table-cell table:style-name="Mathematicalfunctions.B12" office:value-type="string">
            <text:p text:style-name="P4">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4"><text:span text:style-name="T9">SUMIF</text:span>(range; criteria; sum_range)</text:p>
          </table:table-cell>
          <table:table-cell table:style-name="Mathematicalfunctions.B12" office:value-type="string">
            <text:p text:style-name="P4">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span text:style-name="OOoMenuPath">Tools &gt; Options &gt; </text:span><text:span text:style-name="OOoMenuPath"><text:span text:style-name="T20">OpenOffice</text:span></text:span><text:span text:style-name="OOoMenuPath"> Calc &gt; Calculate </text:span>may limit the <text:span text:style-name="OOoEmphasis">display</text:span> of the number to fewer decimal places.<text:span text:style-name="T11"> </text:span><text:span text:style-name="OOoMenuPath">Number</text:span> is the number whose decimal places are to be cut off. <text:span text:style-name="OOoMenuPath">Count</text:span> is the number of decimal places which are not cut off.</text:p>
          </table:table-cell>
        </table:table-row>
      </table:table>
      <text:h text:style-name="P22" text:outline-level="2"><text:bookmark-start text:name="__RefHeading__6924_1924864864"/><text:alphabetical-index-mark text:string-value="financial analysis functions"/><text:alphabetical-index-mark text:string-value="financial analysis" text:key1="functions"/>Financial analysis functions<text:bookmark-end text:name="__RefHeading__6924_1924864864"/></text:h>
      <text:h text:style-name="OOoHeading_20_2" text:outline-level="3"><text:bookmark-start text:name="__RefHeading__6926_1924864864"/>A note about <text:alphabetical-index-mark text:string-value="date formats" text:key1="functions"/>d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note about <text:alphabetical-index-mark-start text:id="IMark161279784"/>interest rates<text:bookmark-end text:name="__RefHeading__6928_1924864864"/><text:alphabetical-index-mark-end text:id="IMark161279784"/></text:h>
      <text:p text:style-name="P16">You can enter interest rates in either of two ways:</text:p>
      <text:list xml:id="list34625208"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6">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6"> </text:span></text:span><text:span text:style-name="OOoDefault"><text:span text:style-name="T16">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12">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4">Converts a quotation that has been given as a decimal fraction into a decimal number. <text:span text:style-name="OOoMenuPath">Fractional</text:span><text:span text:style-name="OOoMenuPath"><text:span text:style-name="T25">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288907536"/>the <text:change-end text:change-id="ct288907536"/>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288907640"/><text:span text:style-name="OOoMenuPath">Settlement</text:span><text:change-end text:change-id="ct288907640"/> is the date of purchase of the security. <text:change-start text:change-id="ct288909616"/><text:span text:style-name="OOoMenuPath">Maturity</text:span><text:change-end text:change-id="ct288909616"/> is the date on which the security matures (expires). <text:change-start text:change-id="ct288906912"/><text:span text:style-name="OOoMenuPath">Issue</text:span><text:change-end text:change-id="ct288906912"/> is the date of issue of the security. <text:change-start text:change-id="ct288909720"/><text:span text:style-name="OOoMenuPath">First_coupon</text:span><text:change-end text:change-id="ct288909720"/> is the first interest period of the security. <text:change-start text:change-id="ct288909824"/><text:span text:style-name="OOoMenuPath">Rate</text:span><text:change-end text:change-id="ct288909824"/> is the annual rate of interest. <text:change-start text:change-id="ct288909928"/><text:span text:style-name="OOoMenuPath">Price</text:span><text:change-end text:change-id="ct288909928"/> is the price of the security. <text:change-start text:change-id="ct288910032"/><text:span text:style-name="OOoMenuPath">Redemption</text:span><text:change-end text:change-id="ct288910032"/> is the redemption value per 100 currency units of par value. <text:change-start text:change-id="ct288907016"/><text:span text:style-name="OOoMenuPath">Frequency</text:span><text:change-end text:change-id="ct288907016"/> is the number of interest payments per year (1, 2 or 4). <text:change-start text:change-id="ct288906808"/><text:span text:style-name="OOoMenuPath">Basis</text:span><text:change-end text:change-id="ct288906808"/>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288907744"/>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21" text:outline-level="2"><text:bookmark-start text:name="__RefHeading__6930_1924864864"/><text:alphabetical-index-mark text:string-value="statistical analysis functions"/><text:alphabetical-index-mark text:string-value="statistical analysis" text:key1="functions"/>Statistical analysis functions<text:bookmark-end text:name="__RefHeading__6930_1924864864"/></text:h>
      <text:p text:style-name="P10"><text:span text:style-name="T3">Calc includes over 70 statistical functions which enable the evaluation of data from simple arithmetic calculations, such as averaging, to advanced distribution and </text:span><text:span text:style-name="T6">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4">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288907120"/> a sample based on<text:change-end text:change-id="ct288907120"/>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functions"/><text:alphabetical-index-mark text:string-value="time functions"/><text:alphabetical-index-mark text:string-value="date and time" text:key1="functions"/>Date and time functions<text:bookmark-end text:name="__RefHeading__6932_1924864864"/></text:h>
      <text:p text:style-name="P11"><text:bookmark text:name="datumzeittext"/>Use these functions for inserting, editing, and manipulating dates and times. <text:span text:style-name="T21">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23">=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288907952"/><text:change-start text:change-id="ct288908056"/><text:span text:style-name="OOoMenuPath">end</text:span><text:change-end text:change-id="ct288908056"/><text:span text:style-name="OOoMenuPath">_date</text:span> is an earlier date than <text:change text:change-id="ct288908160"/><text:change-start text:change-id="ct288910448"/><text:span text:style-name="OOoMenuPath">start</text:span><text:change-end text:change-id="ct288910448"/><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288910552"/>s<text:change-end text:change-id="ct288910552"/>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21" text:outline-level="2"><text:bookmark-start text:name="__RefHeading__6934_1924864864"/>Logical functions<text:bookmark-end text:name="__RefHeading__6934_1924864864"/></text:h>
      <text:p text:style-name="OOoTextBody">Use the <text:alphabetical-index-mark text:string-value="logical" text:key1="functions"/><text:alphabetical-index-mark-start text:id="IMark161279784"/>logical functions<text:alphabetical-index-mark-end text:id="IMark161279784"/> to test values and produce results based on the result of the test.<text:span text:style-name="T12">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21" text:outline-level="2"><text:bookmark-start text:name="__RefHeading__6936_1924864864"/><text:alphabetical-index-mark text:string-value="informational functions"/><text:alphabetical-index-mark text:string-value="informational" text:key1="functions"/>Informational functions<text:bookmark-end text:name="__RefHeading__6936_1924864864"/></text:h>
      <text:p text:style-name="P9">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ext:change text:change-id="ct288910136"/>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functions<text:bookmark-end text:name="__RefHeading__6938_1924864864"/></text:h>
      <text:p text:style-name="P14">This section deals with functions used with data organized as one row of data for one record.<text:span text:style-name="T10"> </text:span>The <text:span text:style-name="OOoEmphasis">Database</text:span> category should not be confused with the Base database component in <text:span text:style-name="T21">OpenOffice</text:span>. A Calc database is simply a range of cells that comprises a block of related data where each row contains a separate record. There is no connection between a database in <text:span text:style-name="T21">OpenOffice Base</text:span> and the <text:span text:style-name="OOoEmphasis">Database</text:span> category in <text:span text:style-name="T21">OpenOffice</text:span> Calc.</text:p>
      <text:p text:style-name="OOoTextBody">The database functions use the following common arguments:</text:p>
      <text:list xml:id="list34639691"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5"><text:span text:style-name="T3">All of the </text:span><text:span text:style-name="OOoStrongEmphasis">search-criteria</text:span><text:span text:style-name="T3"> arguments for the database functions support regular expressions.</text:span><text:span text:style-name="T4"> </text:span><text:span text:style-name="T3">For example, “all.*"</text:span><text:span text:style-name="T3">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span text:style-name="OOoMenuPath">Tools &gt; Options &gt; </text:span><text:span text:style-name="OOoMenuPath"><text:span text:style-name="T20">OpenOffice</text:span></text:span><text:span text:style-name="OOoMenuPath"> Calc &gt; Calculate</text:span><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288910656"/>are treated as an entire population.</text:p>
          </table:table-cell>
        </table:table-row>
      </table:table>
      <text:h text:style-name="P21" text:outline-level="2"><text:bookmark-start text:name="__RefHeading__6940_1924864864"/><text:bookmark text:name="bm_id3147273"/><text:alphabetical-index-mark text:string-value="array functions"/><text:alphabetical-index-mark text:string-value="array" text:key1="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21" text:outline-level="2"><text:bookmark-start text:name="__RefHeading__6942_1924864864"/>Spreadsheet functions<text:bookmark-end text:name="__RefHeading__6942_1924864864"/></text:h>
      <text:p text:style-name="OOoTextBody">Use <text:alphabetical-index-mark text:string-value="spreadsheet" text:key1="functions"/><text:alphabetical-index-mark-start text:id="IMark161305004"/>spreadsheet functions<text:alphabetical-index-mark-end text:id="IMark161305004"/> to search and address cell ranges and provide feedback regarding the contents of a cell or range of cells.<text:span text:style-name="T12">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text:change-start text:change-id="ct288910760"/>cell range<text:change-end text:change-id="ct288910760"/><text:change text:change-id="ct288910240"/>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288910344"/><text:span text:style-name="OOoMenuPath">Reference</text:span><text:change-end text:change-id="ct288910344"/> is a cell reference, entered either directly or by specifying a range name. If the reference consists of multiple ranges, the reference or range name must be enclosed in parentheses. <text:change-start text:change-id="ct288019448"/><text:span text:style-name="OOoMenuPath">Row</text:span><text:change-end text:change-id="ct288019448"/> (optional) is the row number of the reference range, from which to return a value. <text:change-start text:change-id="ct288016016"/><text:span text:style-name="OOoMenuPath">Column</text:span><text:change-end text:change-id="ct288016016"/> (optional) is the column number of the reference range, from which to return a value. <text:change-start text:change-id="ct288015808"/><text:span text:style-name="OOoMenuPath">Range</text:span><text:change-end text:change-id="ct288015808"/>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288016848"/>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21" text:outline-level="2"><text:bookmark-start text:name="__RefHeading__6944_1924864864"/><text:alphabetical-index-mark text:string-value="text functions"/><text:alphabetical-index-mark text:string-value="text" text:key1="functions"/>Text functions<text:bookmark-end text:name="__RefHeading__6944_1924864864"/></text:h>
      <text:p text:style-name="OOoTextBody">Use Calc<text:span text:style-name="T13">’</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Converting Decimal, Binary, Octal, Hexadecimal<text:bookmark-end text:name="__RefHeading__8971_637076582"/><text:bookmark-end text:name="__RefHeading__6946_1924864864"/><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4">HEX2BIN(number; places)</text:p>
          </table:table-cell>
          <table:table-cell table:style-name="ConvertingNumBases.B8" office:value-type="string">
            <text:p text:style-name="P4">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4">HEX2DEC(number)</text:p>
          </table:table-cell>
          <table:table-cell table:style-name="ConvertingNumBases.B8" office:value-type="string">
            <text:p text:style-name="P4">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4">HEX2OCT(number; places)</text:p>
          </table:table-cell>
          <table:table-cell table:style-name="ConvertingNumBases.B8" office:value-type="string">
            <text:p text:style-name="P4">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61279304"/>Complex Number functions<text:bookmark-end text:name="__RefHeading__59568_1689385743"/><text:alphabetical-index-mark-end text:id="IMark161279304"/></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4">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8">IMABS(complex_number)</text:p>
          </table:table-cell>
          <table:table-cell table:style-name="ComplexNumber.B3" office:value-type="string">
            <text:p text:style-name="P4"><text:span text:style-name="T24">Returns the absolute value (modulus) of a </text:span><text:span text:style-name="OOoMenuPath"><text:span text:style-name="T24">complex_number</text:span></text:span><text:span text:style-name="T24">. The complex number is entered in the form "x + yi" or "x + yj"</text:span></text:p>
          </table:table-cell>
        </table:table-row>
        <table:table-row table:style-name="ComplexNumber.2">
          <table:table-cell table:style-name="ComplexNumber.A2" office:value-type="string">
            <text:p text:style-name="P4">IMAGINARY(complex _number)</text:p>
          </table:table-cell>
          <table:table-cell table:style-name="ComplexNumber.B2" office:value-type="string">
            <text:p text:style-name="P4">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ARGUMENT</text:span>(complex _number)</text:p>
          </table:table-cell>
          <table:table-cell table:style-name="ComplexNumber.B3" office:value-type="string">
            <text:p text:style-name="P4">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4"><text:span text:style-name="T9">IMCONJUGATE</text:span>(complex _number)</text:p>
          </table:table-cell>
          <table:table-cell table:style-name="ComplexNumber.B2" office:value-type="string">
            <text:p text:style-name="P4">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COS</text:span>(complex_number)</text:p>
          </table:table-cell>
          <table:table-cell table:style-name="ComplexNumber.B3" office:value-type="string">
            <text:p text:style-name="P4">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4"><text:span text:style-name="T9">IMDIV</text:span>(numerator; denominator)</text:p>
          </table:table-cell>
          <table:table-cell table:style-name="ComplexNumber.B2" office:value-type="string">
            <text:p text:style-name="P4">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4"><text:span text:style-name="T9">IMEXP</text:span>(complex_number)</text:p>
          </table:table-cell>
          <table:table-cell table:style-name="ComplexNumber.B3" office:value-type="string">
            <text:p text:style-name="P4">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4">IMLOG10(complex _number)</text:p>
          </table:table-cell>
          <table:table-cell table:style-name="ComplexNumber.B3" office:value-type="string">
            <text:p text:style-name="P4">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POWER</text:span>(complex _number; number)</text:p>
          </table:table-cell>
          <table:table-cell table:style-name="ComplexNumber.B3" office:value-type="string">
            <text:p text:style-name="P4">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4"><text:span text:style-name="T9">IMREAL</text:span>(complex _number)</text:p>
          </table:table-cell>
          <table:table-cell table:style-name="ComplexNumber.B3" office:value-type="string">
            <text:p text:style-name="P4">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SQRT</text:span>(complex_number)</text:p>
          </table:table-cell>
          <table:table-cell table:style-name="ComplexNumber.B3" office:value-type="string">
            <text:p text:style-name="P4">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4"><text:span text:style-name="T9">IMSUM</text:span>(complex_<text:span text:style-name="T9">number</text:span>; complex_number_1; …)</text:p>
          </table:table-cell>
          <table:table-cell table:style-name="ComplexNumber.B3" office:value-type="string">
            <text:p text:style-name="P4">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3</text:page-number></text:p>
      </style:footer>
      <style:footer-left>
        <text:p text:style-name="OOoFooter"><text:page-number text:select-page="current">42</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escription of Functions</dc:title>
    <meta:creation-date>2009-04-12T21:23:42</meta:creation-date>
    <meta:editing-cycles>129</meta:editing-cycles>
    <meta:editing-duration>P5DT14H20M16S</meta:editing-duration>
    <meta:initial-creator>Jean Hollis</meta:initial-creator>
    <dc:date>2023-06-05T14:38:23.19</dc:date>
    <dc:creator>f c</dc:creator>
    <meta:document-statistic meta:table-count="16" meta:image-count="1" meta:object-count="0" meta:page-count="50" meta:paragraph-count="900" meta:word-count="17082" meta:character-count="104129"/>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